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167in" fo:margin-left="0in" table:align="left" style:may-break-between-rows="true" style:writing-mode="lr-tb"/>
    </style:style>
    <style:style style:name="Table1.A" style:family="table-column">
      <style:table-column-properties style:column-width="3.3458in"/>
    </style:style>
    <style:style style:name="Table1.B" style:family="table-column">
      <style:table-column-properties style:column-width="3.5708in"/>
    </style:style>
    <style:style style:name="Table1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2" style:family="table">
      <style:table-properties style:width="6.9167in" fo:margin-left="0in" table:align="left" style:may-break-between-rows="true" style:writing-mode="lr-tb"/>
    </style:style>
    <style:style style:name="Table2.A" style:family="table-column">
      <style:table-column-properties style:column-width="2.8646in"/>
    </style:style>
    <style:style style:name="Table2.B" style:family="table-column">
      <style:table-column-properties style:column-width="2.3125in"/>
    </style:style>
    <style:style style:name="Table2.C" style:family="table-column">
      <style:table-column-properties style:column-width="1.7396in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 fo:vertical-align="top">
        <style:background-image/>
      </style:table-cell-properties>
    </style:style>
    <style:style style:name="Table2.2" style:family="table-row">
      <style:table-row-properties style:min-row-height="0.4479in"/>
    </style:style>
    <style:style style:name="Table3" style:family="table">
      <style:table-properties style:width="6.9167in" fo:margin-left="0in" table:align="left" style:may-break-between-rows="true" style:writing-mode="lr-tb"/>
    </style:style>
    <style:style style:name="Table3.A" style:family="table-column">
      <style:table-column-properties style:column-width="1.1403in"/>
    </style:style>
    <style:style style:name="Table3.B" style:family="table-column">
      <style:table-column-properties style:column-width="5.7764in"/>
    </style:style>
    <style:style style:name="Table3.1" style:family="table-row">
      <style:table-row-properties style:min-row-height="0.2083in"/>
    </style:style>
    <style:style style:name="Table3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4" style:family="table">
      <style:table-properties style:width="6.9167in" fo:margin-left="0in" table:align="left" style:may-break-between-rows="true" style:writing-mode="lr-tb"/>
    </style:style>
    <style:style style:name="Table4.A" style:family="table-column">
      <style:table-column-properties style:column-width="1.1194in"/>
    </style:style>
    <style:style style:name="Table4.B" style:family="table-column">
      <style:table-column-properties style:column-width="5.7972in"/>
    </style:style>
    <style:style style:name="Table4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Table5" style:family="table">
      <style:table-properties style:width="6.9167in" fo:margin-left="0in" table:align="left" style:may-break-between-rows="true" style:writing-mode="lr-tb"/>
    </style:style>
    <style:style style:name="Table5.A" style:family="table-column">
      <style:table-column-properties style:column-width="1.1299in"/>
    </style:style>
    <style:style style:name="Table5.B" style:family="table-column">
      <style:table-column-properties style:column-width="5.7868in"/>
    </style:style>
    <style:style style:name="Table5.A1" style:family="table-cell">
      <style:table-cell-properties fo:background-color="#ffffff" fo:padding-left="0.0375in" fo:padding-right="0.0375in" fo:padding-top="0in" fo:padding-bottom="0in" fo:border="0.0007in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top="0in" fo:margin-bottom="0.1in" fo:line-height="100%" fo:text-align="center" style:justify-single-word="false"/>
      <style:text-properties style:use-window-font-color="true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#eeeeee" style:font-name-asian="Calibri1" style:font-name-complex="Calibri1"/>
    </style:style>
    <style:style style:name="P3" style:family="paragraph" style:parent-style-name="Standard">
      <style:paragraph-properties fo:margin-top="0in" fo:margin-bottom="0.1in" fo:line-height="100%" fo:text-align="center" style:justify-single-word="false">
        <style:tab-stops>
          <style:tab-stop style:position="7.5in"/>
        </style:tab-stops>
      </style:paragraph-properties>
      <style:text-properties style:use-window-font-color="true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#eeeeee" style:font-name-asian="Calibri1" style:font-name-complex="Calibri1"/>
    </style:style>
    <style:style style:name="P4" style:family="paragraph" style:parent-style-name="Standard">
      <style:paragraph-properties fo:margin-top="0in" fo:margin-bottom="0.1in" fo:line-height="100%" fo:text-align="center" style:justify-single-word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in" fo:line-height="100%" fo:text-align="center" style:justify-single-word="false">
        <style:tab-stops>
          <style:tab-stop style:position="7.5in"/>
        </style:tab-stops>
      </style:paragraph-properties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1252in"/>
        </style:tab-stops>
      </style:paragraph-properties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9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10" style:family="paragraph" style:parent-style-name="Standard" style:list-style-name="L2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11" style:family="paragraph" style:parent-style-name="Standard" style:list-style-name="L3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12" style:family="paragraph" style:parent-style-name="Standard" style:list-style-name="L4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13" style:family="paragraph" style:parent-style-name="Standard" style:list-style-name="L5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14" style:family="paragraph" style:parent-style-name="Standard" style:list-style-name="L6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15" style:family="paragraph" style:parent-style-name="Standard" style:list-style-name="L7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P16" style:family="paragraph" style:parent-style-name="Standard" style:list-style-name="L8">
      <style:paragraph-properties fo:margin-left="-0.25in" fo:margin-right="0in" fo:line-height="100%" fo:text-align="start" style:justify-single-word="false" fo:text-indent="0.25in" style:auto-text-indent="false">
        <style:tab-stops>
          <style:tab-stop style:position="1.1252in"/>
        </style:tab-stops>
      </style:paragraph-properties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4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T3" style:family="text">
      <style:text-properties fo:color="#0000ff" style:font-name="Calibri1" fo:font-size="14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text:list-style style:name="L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E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Name: Nilav Pravinbhai Patel</text:p>
          </table:table-cell>
          <table:covered-table-cell/>
        </table:table-row>
        <table:table-row>
          <table:table-cell table:style-name="Table1.A1" office:value-type="string">
            <text:p text:style-name="P1"><text:span text:style-name="T2">Phone : </text:span><text:span text:style-name="T1">(+91) 9558433644</text:span></text:p>
          </table:table-cell>
          <table:table-cell table:style-name="Table1.A1" office:value-type="string">
            <text:p text:style-name="P1"><text:a xlink:type="simple" xlink:href="http://www.github.com/nilavpatel" text:style-name="Internet_20_link" text:visited-style-name="Visited_20_Internet_20_Link"><text:span text:style-name="T3">www.github.com/nilavpatel</text:span></text:a></text:p>
          </table:table-cell>
        </table:table-row>
        <table:table-row>
          <table:table-cell table:style-name="Table1.A1" office:value-type="string">
            <text:p text:style-name="P1"><text:span text:style-name="T2">Email : </text:span><text:span text:style-name="T1">nilavpatel1992@gmail.com</text:span></text:p>
          </table:table-cell>
          <table:table-cell table:style-name="Table1.A1" office:value-type="string">
            <text:p text:style-name="P1"><text:a xlink:type="simple" xlink:href="https://nilavpatel.github.io/" text:style-name="Internet_20_link" text:visited-style-name="Visited_20_Internet_20_Link"><text:span text:style-name="T3">nilavpatel.github.io</text:span></text:a></text:p>
          </table:table-cell>
        </table:table-row>
        <table:table-row>
          <table:table-cell table:style-name="Table1.A1" office:value-type="string">
            <text:p text:style-name="P1"><text:span text:style-name="T2">DOB : </text:span><text:span text:style-name="T1">28 OCTOBER 1992</text:span></text:p>
          </table:table-cell>
          <table:table-cell table:style-name="Table1.A1" office:value-type="string">
            <text:p text:style-name="P1"><text:span text:style-name="T2">Experience : </text:span><text:span text:style-name="T1">6+ years</text:span></text:p>
          </table:table-cell>
        </table:table-row>
        <table:table-row>
          <table:table-cell table:style-name="Table1.A1" table:number-columns-spanned="2" office:value-type="string">
            <text:p text:style-name="P1"><text:span text:style-name="T2">Address : </text:span><text:span text:style-name="T1">B/8 Pulin Society Part-1, Naroda, Ahmedabad 382330, Gujarat, India.</text:span></text:p>
          </table:table-cell>
          <table:covered-table-cell/>
        </table:table-row>
      </table:table>
      <text:p text:style-name="P5"/>
      <text:p text:style-name="P3">Academic</text:p>
      <text:list xml:id="list8096376237134820175" text:style-name="L1">
        <text:list-item>
          <text:p text:style-name="P9">Bachelor of Engineering from L. D. College of engineering (GTU) in 2014 with 8.20 CGPA.</text:p>
        </text:list-item>
        <text:list-item>
          <text:p text:style-name="P9">H.S.C from GHSEB in 2010 with 82.00%.</text:p>
        </text:list-item>
        <text:list-item>
          <text:p text:style-name="P9">S.S.C from GSEB in 2008 with 90.46%.</text:p>
        </text:list-item>
      </text:list>
      <text:p text:style-name="P4"/>
      <text:p text:style-name="P2">Skills</text:p>
      <text:list xml:id="list7588979455260181688" text:style-name="L2">
        <text:list-item>
          <text:p text:style-name="P10">C#, MVC</text:p>
        </text:list-item>
        <text:list-item>
          <text:p text:style-name="P10">Web API, WCF</text:p>
        </text:list-item>
        <text:list-item>
          <text:p text:style-name="P10">Angular JS, Angular 2+</text:p>
        </text:list-item>
        <text:list-item>
          <text:p text:style-name="P10">Entity framework, ADO.Net</text:p>
        </text:list-item>
        <text:list-item>
          <text:p text:style-name="P10">Asp.net core, <text:s/>Entity Framework Core</text:p>
        </text:list-item>
        <text:list-item>
          <text:p text:style-name="P10">SQL server, Postgres</text:p>
        </text:list-item>
        <text:list-item>
          <text:p text:style-name="P10">HTML, CSS, jQuery, Javascript, Ajax</text:p>
        </text:list-item>
        <text:list-item>
          <text:p text:style-name="P10">N layered domain driven design, design patterns and CQRS</text:p>
        </text:list-item>
        <text:list-item>
          <text:p text:style-name="P10">Dependency injection</text:p>
        </text:list-item>
        <text:list-item>
          <text:p text:style-name="P10">TFS, Git, Bitbucket, Github, Jira</text:p>
        </text:list-item>
      </text:list>
      <text:p text:style-name="P4"/>
      <text:p text:style-name="P2">Development Methodologies</text:p>
      <text:list xml:id="list2415750669905453070" text:style-name="L3">
        <text:list-item>
          <text:p text:style-name="P11">Agile</text:p>
        </text:list-item>
        <text:list-item>
          <text:p text:style-name="P11">Waterfall</text:p>
        </text:list-item>
      </text:list>
      <text:p text:style-name="P4"/>
      <text:p text:style-name="P2">Achievements</text:p>
      <text:list xml:id="list7297275853856224150" text:style-name="L4">
        <text:list-item>
          <text:p text:style-name="P12">Fluent English - IELTS score 6.0 in 2016.</text:p>
        </text:list-item>
        <text:list-item>
          <text:p text:style-name="P12">Best team of the year 2018 Award in Gateway Technolabs.</text:p>
        </text:list-item>
        <text:list-item>
          <text:p text:style-name="P12">Having onsite experience in Netherlands from Gateway Technolabs.</text:p>
        </text:list-item>
        <text:list-item>
          <text:p text:style-name="P12">Owner of Angular UI package (np-ui-lib) with 50+ custom components</text:p>
        </text:list-item>
      </text:list>
      <text:p text:style-name="P4"/>
      <text:p text:style-name="P2"><text:soft-page-break/>Job Experienc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Gateway Technolabs</text:p>
            <text:p text:style-name="P1"><text:a xlink:type="simple" xlink:href="http://www.gatewaytechnolabs.com/" text:style-name="Internet_20_link" text:visited-style-name="Visited_20_Internet_20_Link"><text:span text:style-name="T3">www.gatewaytechnolabs.com</text:span></text:a></text:p>
          </table:table-cell>
          <table:table-cell table:style-name="Table2.A1" office:value-type="string">
            <text:p text:style-name="P7">Software Engineer</text:p>
          </table:table-cell>
          <table:table-cell table:style-name="Table2.A1" office:value-type="string">
            <text:p text:style-name="P7">JUN 2014 to JAN 2016</text:p>
          </table:table-cell>
        </table:table-row>
        <table:table-row table:style-name="Table2.2">
          <table:table-cell table:style-name="Table2.A1" office:value-type="string">
            <text:p text:style-name="P7">Cygnet Info Tech</text:p>
            <text:p text:style-name="P1"><text:a xlink:type="simple" xlink:href="http://www.cygnet-infotech.com/" text:style-name="Internet_20_link" text:visited-style-name="Visited_20_Internet_20_Link"><text:span text:style-name="T3">www.cygnet-infotech.com</text:span></text:a></text:p>
          </table:table-cell>
          <table:table-cell table:style-name="Table2.A1" office:value-type="string">
            <text:p text:style-name="P7">Software Engineer</text:p>
          </table:table-cell>
          <table:table-cell table:style-name="Table2.A1" office:value-type="string">
            <text:p text:style-name="P7">FEB 2016 to OCT 2016</text:p>
          </table:table-cell>
        </table:table-row>
        <table:table-row>
          <table:table-cell table:style-name="Table2.A1" office:value-type="string">
            <text:p text:style-name="P7"><text:s/>Gateway Technolabs</text:p>
            <text:p text:style-name="P1"><text:a xlink:type="simple" xlink:href="http://www.gatewaytechnolabs.com/" text:style-name="Internet_20_link" text:visited-style-name="Visited_20_Internet_20_Link"><text:span text:style-name="T3">www.gatewaytechnolabs.com</text:span></text:a></text:p>
          </table:table-cell>
          <table:table-cell table:style-name="Table2.A1" office:value-type="string">
            <text:p text:style-name="P7">Senior Software Engineer</text:p>
          </table:table-cell>
          <table:table-cell table:style-name="Table2.A1" office:value-type="string">
            <text:p text:style-name="P7">NOV 2016 to NOV 2018</text:p>
          </table:table-cell>
        </table:table-row>
        <table:table-row>
          <table:table-cell table:style-name="Table2.A1" office:value-type="string">
            <text:p text:style-name="P7">The One Technologies</text:p>
            <text:p text:style-name="P1"><text:a xlink:type="simple" xlink:href="https://www.theonetechnologies.com/" text:style-name="Internet_20_link" text:visited-style-name="Visited_20_Internet_20_Link"><text:span text:style-name="T3">www.theonetechnologies.com</text:span></text:a></text:p>
          </table:table-cell>
          <table:table-cell table:style-name="Table2.A1" office:value-type="string">
            <text:p text:style-name="P7">Senior Software Engineer</text:p>
          </table:table-cell>
          <table:table-cell table:style-name="Table2.A1" office:value-type="string">
            <text:p text:style-name="P7">DEC 2018 to DEC 2019</text:p>
          </table:table-cell>
        </table:table-row>
        <table:table-row>
          <table:table-cell table:style-name="Table2.A1" office:value-type="string">
            <text:p text:style-name="P7">Silvertouch Technologies Ltd.</text:p>
            <text:p text:style-name="P1"><text:a xlink:type="simple" xlink:href="https://www.silvertouch.com/" text:style-name="Internet_20_link" text:visited-style-name="Visited_20_Internet_20_Link"><text:span text:style-name="T3">www.silvertouch.com</text:span></text:a></text:p>
          </table:table-cell>
          <table:table-cell table:style-name="Table2.A1" office:value-type="string">
            <text:p text:style-name="P7">Senior Software Engineer</text:p>
          </table:table-cell>
          <table:table-cell table:style-name="Table2.A1" office:value-type="string">
            <text:p text:style-name="P7">DEC 2019 to Present</text:p>
          </table:table-cell>
        </table:table-row>
      </table:table>
      <text:p text:style-name="P4"/>
      <text:p text:style-name="P2">Responsibilities</text:p>
      <text:list xml:id="list2317918836064357399" text:style-name="L5">
        <text:list-item>
          <text:p text:style-name="P13">Software development</text:p>
        </text:list-item>
        <text:list-item>
          <text:p text:style-name="P13">Client Communication</text:p>
        </text:list-item>
        <text:list-item>
          <text:p text:style-name="P13">Requirement Analysis and R&amp;D</text:p>
        </text:list-item>
        <text:list-item>
          <text:p text:style-name="P13">Code reviews and Documentation</text:p>
        </text:list-item>
        <text:list-item>
          <text:p text:style-name="P13">Testing and Performance tuning</text:p>
        </text:list-item>
      </text:list>
      <text:p text:style-name="P4"/>
      <text:p text:style-name="P2">Industry Experience (Last 3 Projects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roject</text:p>
          </table:table-cell>
          <table:table-cell table:style-name="Table3.A1" office:value-type="string">
            <text:p text:style-name="P6">Transport and Logistic Application</text:p>
          </table:table-cell>
        </table:table-row>
        <table:table-row>
          <table:table-cell table:style-name="Table3.A1" office:value-type="string">
            <text:p text:style-name="P6">Description</text:p>
          </table:table-cell>
          <table:table-cell table:style-name="Table3.A1" office:value-type="string">
            <text:list xml:id="list721427042644645547" text:style-name="L6">
              <text:list-item>
                <text:p text:style-name="P14">Customer can see sailing and search sailing for location, book shipment from sailings.</text:p>
              </text:list-item>
              <text:list-item>
                <text:p text:style-name="P14">Customer can get quotation based on from, to location and weight, volume and other details.</text:p>
              </text:list-item>
              <text:list-item>
                <text:p text:style-name="P14">Customer can book shipment based on quote or without quote.</text:p>
              </text:list-item>
              <text:list-item>
                <text:p text:style-name="P14">Customer can book FCL, LCL, Air and truck bookings.</text:p>
              </text:list-item>
              <text:list-item>
                <text:p text:style-name="P14">Shipping instructions are created and printed based on booking.</text:p>
              </text:list-item>
              <text:list-item>
                <text:p text:style-name="P14">New customer can sign up for their organization and create their branches.</text:p>
              </text:list-item>
              <text:list-item>
                <text:p text:style-name="P14">Loyalty points are managed as per bookings.</text:p>
              </text:list-item>
              <text:list-item>
                <text:p text:style-name="P14">Scheduler is created by customer, and they will get mails as per report scheduler.</text:p>
              </text:list-item>
              <text:list-item>
                <text:p text:style-name="P14">Crystal reports are generated for BL printing.</text:p>
              </text:list-item>
            </text:list>
          </table:table-cell>
        </table:table-row>
        <table:table-row>
          <table:table-cell table:style-name="Table3.A1" office:value-type="string">
            <text:p text:style-name="P6">Technology</text:p>
          </table:table-cell>
          <table:table-cell table:style-name="Table3.A1" office:value-type="string">
            <text:p text:style-name="P7">Angular JS, gulp, Web API, Windows services, SQL server 2014, DevExpress</text:p>
          </table:table-cell>
        </table:table-row>
      </table:table>
      <text:p text:style-name="P8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Project</text:p>
          </table:table-cell>
          <table:table-cell table:style-name="Table4.A1" office:value-type="string">
            <text:p text:style-name="P6">Boat Sharing Application</text:p>
          </table:table-cell>
        </table:table-row>
        <table:table-row>
          <table:table-cell table:style-name="Table4.A1" office:value-type="string">
            <text:p text:style-name="P6">Description</text:p>
          </table:table-cell>
          <table:table-cell table:style-name="Table4.A1" office:value-type="string">
            <text:list xml:id="list6101077172490569639" text:style-name="L7">
              <text:list-item>
                <text:p text:style-name="P15">User can add boat to account.</text:p>
              </text:list-item>
              <text:list-item>
                <text:p text:style-name="P15">User can add other members to that boat and do partnership with them.</text:p>
              </text:list-item>
              <text:list-item>
                <text:p text:style-name="P15">User can schedule booking slots based on conditions.</text:p>
              </text:list-item>
              <text:list-item>
                <text:p text:style-name="P15">Add expenses and incomes for boat.</text:p>
              </text:list-item>
              <text:list-item>
                <text:p text:style-name="P15">User can pay using Authorize. Net and become privilege member for application.</text:p>
              </text:list-item>
              <text:list-item>
                <text:p text:style-name="P15">Add service request and save check list before and after of boat booking.</text:p>
              </text:list-item>
              <text:list-item>
                <text:p text:style-name="P15">User can manage boat images and view other boat profiles.</text:p>
              </text:list-item>
              <text:list-item>
                <text:p text:style-name="P15">Send/Accept friend request to/from users.</text:p>
              </text:list-item>
            </text:list>
          </table:table-cell>
        </table:table-row>
        <table:table-row>
          <table:table-cell table:style-name="Table4.A1" office:value-type="string">
            <text:p text:style-name="P6">Technology</text:p>
          </table:table-cell>
          <table:table-cell table:style-name="Table4.A1" office:value-type="string">
            <text:p text:style-name="P7">Asp. Net Core Web API, Angular 7, SQL server</text:p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Project</text:p>
          </table:table-cell>
          <table:table-cell table:style-name="Table5.A1" office:value-type="string">
            <text:p text:style-name="P6">MRP &amp;ERP </text:p>
          </table:table-cell>
        </table:table-row>
        <table:table-row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list xml:id="list6900741021971987865" text:style-name="L8">
              <text:list-item>
                <text:p text:style-name="P16">This software gives facility to manage employees and their roles and access rights.</text:p>
              </text:list-item>
              <text:list-item>
                <text:p text:style-name="P16">Manage manufacturing and purchased parts inventory.</text:p>
              </text:list-item>
              <text:list-item>
                <text:p text:style-name="P16">Manage purchase and sales companies and contacts.</text:p>
              </text:list-item>
              <text:list-item>
                <text:p text:style-name="P16">Manage purchase and sales order.</text:p>
              </text:list-item>
              <text:list-item>
                <text:p text:style-name="P16">Raise works order and operation booking and cost management.</text:p>
              </text:list-item>
              <text:list-item>
                <text:p text:style-name="P16">Inventory management with stock details and all stock movements.</text:p>
              </text:list-item>
              <text:list-item>
                <text:p text:style-name="P16">Manage labor booking and part issuing to works orders.</text:p>
              </text:list-item>
            </text:list>
          </table:table-cell>
        </table:table-row>
        <table:table-row>
          <table:table-cell table:style-name="Table5.A1" office:value-type="string">
            <text:p text:style-name="P6">Technology</text:p>
          </table:table-cell>
          <table:table-cell table:style-name="Table5.A1" office:value-type="string">
            <text:p text:style-name="P7">Angular JS, Web API, OData, CQRS, ODATA, Postgre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4-15T19:27:40.59</dc:date>
    <meta:editing-duration>PT11M8S</meta:editing-duration>
    <meta:editing-cycles>18</meta:editing-cycles>
    <meta:generator>OpenOffice/4.1.7$Win32 OpenOffice.org_project/417m1$Build-9800</meta:generator>
    <meta:document-statistic meta:table-count="5" meta:image-count="0" meta:object-count="0" meta:page-count="3" meta:paragraph-count="99" meta:word-count="547" meta:character-count="3376"/>
  </office:meta>
</office:document-meta>
</file>